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10.5pt" fo:font-weight="normal" officeooo:paragraph-rsid="00275196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Total time training 61.04696 seconds</text:p>
      <text:p text:style-name="P8">Final train loss: 0.3652348518371582</text:p>
      <text:p text:style-name="P8">Final test loss: 0.9031391739845276</text:p>
      <text:p text:style-name="P8">Final train accuracy: 0.89695</text:p>
      <text:p text:style-name="P8">Final test accuracy: 0.7926</text:p>
      <text:p text:style-name="P8"><draw:frame draw:style-name="fr1" draw:name="Image11" text:anchor-type="char" svg:x="-0.0272in" svg:y="0.0626in" svg:width="1.8654in" svg:height="1.3992in" draw:z-index="10"><draw:image xlink:href="Pictures/1000000100000280000001E052DFE21E.png" xlink:type="simple" xlink:show="embed" xlink:actuate="onLoad" draw:mime-type="image/png"/></draw:frame><draw:frame draw:style-name="fr2" draw:name="Image12" text:anchor-type="char" svg:width="1.9992in" svg:height="1.5in" draw:z-index="11"><draw:image xlink:href="Pictures/1000000100000280000001E0A23DD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10</meta:editing-cycles>
    <meta:generator>LibreOffice/24.8.6.2$Windows_X86_64 LibreOffice_project/6d98ba145e9a8a39fc57bcc76981d1fb1316c60c</meta:generator>
    <meta:editing-duration>PT1H34M29S</meta:editing-duration>
    <dc:date>2025-04-11T15:20:49.006000000</dc:date>
    <meta:document-statistic meta:table-count="0" meta:image-count="12" meta:object-count="0" meta:page-count="4" meta:paragraph-count="99" meta:word-count="284" meta:character-count="3134" meta:non-whitespace-character-count="2551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